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rianne" svg:font-family="Marianne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09cm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.609cm" fo:orphans="2" fo:widows="2" fo:text-indent="0cm" style:auto-text-indent="false" fo:padding="0cm" fo:border="none"/>
      <style:text-properties fo:font-variant="normal" fo:text-transform="none" fo:color="#000000" style:font-name="Marianne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Marianne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Marianne" fo:font-size="12pt" fo:letter-spacing="normal" fo:font-style="normal" fo:font-weight="bold"/>
    </style:style>
    <style:style style:name="T3" style:family="text"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dresse :</text:span><text:a xlink:type="simple" xlink:href="http://repl.it/" office:target-frame-name="_blank" xlink:show="new" text:style-name="Internet_20_link" text:visited-style-name="Visited_20_Internet_20_Link"><text:span text:style-name="T3">http://repl.it/</text:span></text:a></text:p>
      <text:p text:style-name="P1"><text:span text:style-name="Emphasis"><text:span text:style-name="T1">Auteur : repl.it</text:span></text:span><text:span text:style-name="T1"><text:line-break/></text:span><text:span text:style-name="Strong_20_Emphasis"><text:span text:style-name="T2">Type de document : </text:span></text:span><text:span text:style-name="T1">outil.<text:line-break/>Un interpréteur en ligne pour de nombreux langages. Très pratique pour faire découvrir certains langages sans aucune installation.</text:span></text:p>
      <text:p text:style-name="P2">///</text:p>
      <text:p text:style-name="P3"><text:span text:style-name="T1">Adresse :</text:span><text:a xlink:type="simple" xlink:href="http://swish.swi-prolog.org/" office:target-frame-name="_blank" xlink:show="new" text:style-name="Internet_20_link" text:visited-style-name="Visited_20_Internet_20_Link"><text:span text:style-name="T3">http://swish.swi-prolog.org/</text:span></text:a></text:p>
      <text:p text:style-name="P3"><text:span text:style-name="Emphasis"><text:span text:style-name="T1">Auteur : swish</text:span></text:span><text:span text:style-name="T1"><text:line-break/></text:span><text:span text:style-name="Strong_20_Emphasis"><text:span text:style-name="T2">Type de document : </text:span></text:span><text:span text:style-name="T1">outil.<text:line-break/>Un interpréteur en ligne pour prolog. Pratique pour un TP de découverte de la programmation logiqu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rianne" svg:font-family="Marianne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0$Win32 OpenOffice.org_project/4110m2$Build-9807</meta:generator>
    <dc:date>2021-11-03T12:45:45.05</dc:date>
    <meta:document-statistic meta:table-count="0" meta:image-count="0" meta:object-count="0" meta:page-count="1" meta:paragraph-count="5" meta:word-count="55" meta:character-count="378"/>
    <dc:creator>Tifaine Secheret</dc:creator>
    <meta:user-defined meta:name="Info 1"/>
    <meta:user-defined meta:name="Info 2"/>
    <meta:user-defined meta:name="Info 3"/>
    <meta:user-defined meta:name="Info 4"/>
  </office:meta>
</office:document-meta>
</file>